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Open Sans" svg:font-family="'Open Sans'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, Couri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a9b7c6" style:font-name="JetBrains Mono" fo:font-size="9.80000019073486pt" officeooo:rsid="001917a3" officeooo:paragraph-rsid="000c283c"/>
    </style:style>
    <style:style style:name="P2" style:family="paragraph" style:parent-style-name="Standard">
      <style:text-properties officeooo:rsid="000c283c" officeooo:paragraph-rsid="000c283c"/>
    </style:style>
    <style:style style:name="P3" style:family="paragraph" style:parent-style-name="Standard">
      <style:text-properties officeooo:rsid="000a4cc4" officeooo:paragraph-rsid="000a4cc4"/>
    </style:style>
    <style:style style:name="P4" style:family="paragraph" style:parent-style-name="Standard">
      <style:text-properties officeooo:rsid="000c581f" officeooo:paragraph-rsid="000c581f"/>
    </style:style>
    <style:style style:name="P5" style:family="paragraph" style:parent-style-name="Standard">
      <style:text-properties officeooo:rsid="001a9000" officeooo:paragraph-rsid="001a9000"/>
    </style:style>
    <style:style style:name="P6" style:family="paragraph" style:parent-style-name="Standard">
      <style:text-properties officeooo:rsid="001b8c9f" officeooo:paragraph-rsid="001a9000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dc6a" officeooo:paragraph-rsid="001edc6a"/>
    </style:style>
    <style:style style:name="P8" style:family="paragraph" style:parent-style-name="Preformatted_20_Text">
      <style:text-properties fo:color="#a9b7c6" style:font-name="JetBrains Mono" fo:font-size="9.80000019073486pt" officeooo:rsid="000c283c" officeooo:paragraph-rsid="000c283c"/>
    </style:style>
    <style:style style:name="P9" style:family="paragraph" style:parent-style-name="Preformatted_20_Text">
      <style:text-properties fo:color="#a9b7c6" style:font-name="JetBrains Mono" fo:font-size="9.80000019073486pt" officeooo:rsid="001917a3" officeooo:paragraph-rsid="000c283c"/>
    </style:style>
    <style:style style:name="P10" style:family="paragraph" style:parent-style-name="Preformatted_20_Text">
      <style:text-properties officeooo:rsid="000a4cc4" officeooo:paragraph-rsid="000a4cc4"/>
    </style:style>
    <style:style style:name="P11" style:family="paragraph" style:parent-style-name="Preformatted_20_Text">
      <style:text-properties officeooo:rsid="000a4cc4" officeooo:paragraph-rsid="00211721"/>
    </style:style>
    <style:style style:name="P12" style:family="paragraph" style:parent-style-name="Preformatted_20_Text">
      <style:text-properties officeooo:paragraph-rsid="00211721"/>
    </style:style>
    <style:style style:name="P13" style:family="paragraph" style:parent-style-name="Preformatted_20_Text">
      <style:text-properties fo:color="#6a8759" style:font-name="JetBrains Mono" fo:font-size="9.80000019073486pt" officeooo:rsid="000c283c" officeooo:paragraph-rsid="000c283c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ize="9.80000019073486pt"/>
    </style:style>
    <style:style style:name="P15" style:family="paragraph" style:parent-style-name="Preformatted_20_Text">
      <style:text-properties fo:color="#808080" style:font-name="JetBrains Mono" fo:font-size="9.80000019073486pt" officeooo:rsid="001b8c9f" officeooo:paragraph-rsid="001a9000"/>
    </style:style>
    <style:style style:name="P16" style:family="paragraph" style:parent-style-name="Preformatted_20_Text">
      <style:text-properties officeooo:rsid="000c283c" officeooo:paragraph-rsid="000c283c"/>
    </style:style>
    <style:style style:name="P17" style:family="paragraph" style:parent-style-name="Preformatted_20_Text">
      <style:text-properties fo:font-variant="normal" fo:text-transform="none" fo:color="#000000" fo:letter-spacing="normal" officeooo:paragraph-rsid="000a4cc4"/>
    </style:style>
    <style:style style:name="P18" style:family="paragraph" style:parent-style-name="Preformatted_20_Text">
      <style:text-properties fo:font-variant="normal" fo:text-transform="none" fo:color="#445d6e" style:font-name="Open Sans" fo:font-size="10.5pt" fo:letter-spacing="normal" fo:font-style="normal" fo:font-weight="normal" officeooo:rsid="000a4cc4" officeooo:paragraph-rsid="00267b3f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JetBrains Mono" fo:font-size="9.80000019073486pt"/>
    </style:style>
    <style:style style:name="P21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808080" style:font-name="JetBrains Mono" fo:font-size="9.80000019073486pt"/>
    </style:style>
    <style:style style:name="T1" style:family="text">
      <style:text-properties fo:color="#cc7832"/>
    </style:style>
    <style:style style:name="T2" style:family="text">
      <style:text-properties fo:color="#6a8759"/>
    </style:style>
    <style:style style:name="T3" style:family="text">
      <style:text-properties fo:color="#24292e" style:font-name="SFMono-Regular" fo:font-size="9.75pt" fo:font-style="normal" fo:font-weight="normal" officeooo:rsid="000a4cc4" fo:background-color="transparent" loext:char-shading-value="0" loext:padding="0in" loext:border="none"/>
    </style:style>
    <style:style style:name="T4" style:family="text">
      <style:text-properties fo:color="#24292e" style:font-name="SFMono-Regular" fo:font-size="9.75pt" fo:background-color="transparent" loext:char-shading-value="0" loext:padding="0in" loext:border="none"/>
    </style:style>
    <style:style style:name="T5" style:family="text">
      <style:text-properties fo:color="#24292e" style:font-name="monospace" fo:font-size="10.5pt" fo:font-style="normal" fo:font-weight="normal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fo:font-weight="normal" officeooo:rsid="000a4cc4" fo:background-color="transparent" loext:char-shading-value="0" loext:padding="0in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officeooo:rsid="00211721" fo:background-color="transparent" loext:char-shading-value="0" loext:padding="0in" loext:border="none"/>
    </style:style>
    <style:style style:name="T9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24292e" style:font-name="SFMono-Regular" fo:font-size="8.25pt" fo:letter-spacing="normal" fo:font-style="normal" fo:font-weight="normal" officeooo:rsid="00211721" fo:background-color="transparent" loext:char-shading-value="0" loext:padding="0in" loext:border="none"/>
    </style:style>
    <style:style style:name="T11" style:family="text">
      <style:text-properties style:font-name="monospace" fo:font-size="10.5pt" fo:font-style="normal" fo:font-weight="normal"/>
    </style:style>
    <style:style style:name="T12" style:family="text">
      <style:text-properties style:font-name="monospace" fo:font-size="10.5pt" fo:font-style="normal" fo:font-weight="normal" officeooo:rsid="0023b187"/>
    </style:style>
    <style:style style:name="T13" style:family="text">
      <style:text-properties style:font-name="monospace" fo:font-size="10.5pt" fo:font-style="normal" fo:font-weight="normal" officeooo:rsid="000a4cc4"/>
    </style:style>
    <style:style style:name="T14" style:family="text">
      <style:text-properties fo:color="#000000" style:font-name="monospace"/>
    </style:style>
    <style:style style:name="T15" style:family="text">
      <style:text-properties fo:color="#000000" style:font-name="monospace" officeooo:rsid="0023b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jango-CMS</text:p>
      <text:p text:style-name="P3"/>
      <text:p text:style-name="P12"><text:span text:style-name="Source_20_Text"><text:span text:style-name="T7">docker-machine create --driver amazonec2 --amazonec2-access-key AKIAZ3TJEI7ONQPZ3DFZ --amazonec2-secret-key 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 </text:span></text:span><text:span text:style-name="Source_20_Text"><text:span text:style-name="T9">--amazonec2-root-size </text:span></text:span><text:span text:style-name="Source_20_Text"><text:span text:style-name="T10">32</text:span></text:span></text:p>
      <text:p text:style-name="P11"><text:span text:style-name="Source_20_Text"><text:span text:style-name="T6"><text:s text:c="2"/></text:span></text:span><text:span text:style-name="Source_20_Text"><text:span text:style-name="T8">ugandatown</text:span></text:span></text:p>
      <text:p text:style-name="P10"/>
      <text:p text:style-name="P10"/>
      <text:p text:style-name="P17"><text:span text:style-name="T13">docker-machine create </text:span><text:span text:style-name="T11">--driver amazonec2 --amazonec2-access-key </text:span><text:span text:style-name="Source_20_Text"><text:span text:style-name="T3">AKIAZ3TJEI7ONQPZ3DFZ</text:span></text:span><text:span text:style-name="T11"> --amazonec2-secret-key </text:span><text:span text:style-name="Source_20_Text"><text:span text:style-name="T3">xJrY1yJYtGpiWL4Y27ThhzMOgTHIJaJd93p2vUc7</text:span></text:span><text:span text:style-name="T11"> --amazonec2-region </text:span><text:span text:style-name="T5">us-east-1</text:span> <text:span text:style-name="T11">--amazonec2-zone b --amazonec2-instance-type t2.small --amazonec2-root-size </text:span><text:span text:style-name="T12">32</text:span><text:span text:style-name="T11"> --amazonec2-security-group ugandatowns ugandatowns</text:span></text:p>
      <text:p text:style-name="P10"/>
      <text:p text:style-name="P10"/>
      <text:p text:style-name="P18">docker-machine create --driver amazonec2<text:span text:style-name="T14"> --amazonec2-access-key </text:span><text:span text:style-name="Source_20_Text"><text:span text:style-name="T4">AKIAZ3TJEI7ONQPZ3DFZ</text:span></text:span><text:span text:style-name="T14"> --amazonec2-secret-key </text:span><text:span text:style-name="Source_20_Text"><text:span text:style-name="T4">xJrY1yJYtGpiWL4Y27ThhzMOgTHIJaJd93p2vUc7</text:span></text:span> --amazonec2-instance-type t2.micro<text:span text:style-name="T14"> --amazonec2-root-size </text:span><text:span text:style-name="T15">32</text:span> --amazonec2-zone a <text:span text:style-name="T14">ugandatowns</text:span></text:p>
      <text:p text:style-name="P10"/>
      <text:p text:style-name="P3"/>
      <text:p text:style-name="P2">1) create a development projects in pycharm</text:p>
      <text:p text:style-name="P2">2) create repository development in github</text:p>
      <text:p text:style-name="P2">3) connect github into pycharm</text:p>
      <text:p text:style-name="P2"/>
      <text:p text:style-name="P2"/>
      <text:p text:style-name="P2"/>
      <text:p text:style-name="P2"/>
      <text:p text:style-name="P2"/>
      <text:p text:style-name="P8"><text:span text:style-name="T1">this</text:span>.videoPreview.setAttribute(<text:span text:style-name="T2">"width"</text:span>, <text:span text:style-name="T2">"240"</text:span>)</text:p>
      <text:p text:style-name="P20"><text:span text:style-name="T1">this</text:span>.videoPreview.setAttribute(<text:span text:style-name="T2">"height"</text:span>, <text:span text:style-name="T2">"135"</text:span>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2"><text:s/></text:span><text:bookmark-start text:name="__DdeLink__1151_3398710289"/><text:span text:style-name="T2">joinSession(mySessionId = '</text:span>+<text:span text:style-name="T1">this</text:span>.my_name + <text:span text:style-name="T2">');</text:span><text:bookmark-end text:name="__DdeLink__1151_3398710289"/><text:span text:style-name="T2"> return false;</text:span></text:p>
      <text:p text:style-name="P13"/>
      <text:p text:style-name="P1"><text:a xlink:type="simple" xlink:href="https://us02web.zoom.us/j/85801256698?pwd=dGxxd2dCbzB1aWl4YkRnS0VjMnZjdz09" text:style-name="Internet_20_link" text:visited-style-name="Visited_20_Internet_20_Link">https://us02web.zoom.us/j/85801256698?pwd=dGxxd2dCbzB1aWl4YkRnS0VjMnZjdz09</text:a></text:p>
      <text:p text:style-name="P1">https://us02web.zoom.us/j/87535723411?pwd=K2NLU2xSMm1TVjcwYzA5czJwa1F3UT09</text:p>
      <text:p text:style-name="P16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5">// these are the modifications done by academycity:</text:p>
      <text:p text:style-name="P14">// changed resulotion in line 4274 from '640x480' to '160x120'</text:p>
      <text:p text:style-name="P21">// changed resulotion in line 4578/4581 from 640 and 480 to 160 120</text:p>
      <text:p text:style-name="P6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cademycity.org</text:p>
      <text:p text:style-name="P4">drbaranes.com</text:p>
      <text:p text:style-name="P4">ugandatowns.co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Open Sans" svg:font-family="'Open Sans'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, Courier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2T11:03:04.355821942</meta:creation-date>
    <dc:date>2021-02-03T14:01:51.382081806</dc:date>
    <meta:editing-duration>P8DT14H26M4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29" meta:character-count="1381" meta:non-whitespace-character-count="1286"/>
  </office:meta>
</office:document-meta>
</file>